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Ohjelmoinnin harjoitustyö: Toistoharjoittelua</text:p>
      <text:p text:style-name="Preformatted_20_Text"/>
      <text:p text:style-name="Preformatted_20_Text">Heikki Tuomisto (010366019)</text:p>
      <text:p text:style-name="Preformatted_20_Text"/>
      <text:p text:style-name="Preformatted_20_Text">[keskeneräiset kohdat <text:span text:style-name="T4">lihavoituna</text:span>]</text:p>
      <text:p text:style-name="Preformatted_20_Text"/>
      <text:p text:style-name="Preformatted_20_Text">Tehdään ohjelma sanaparien harjoitteluun. Ohjelma kysyy sanaa ja opiskelija yrittää osata sanan parin. Sanaparit voivat olla esimerkiksi kahta eri kieltä. Muita esimerkkejä opiskeltavista sanapareista: valtioiden pääkaupungit, alkuaineiden kemialliset merkit<text:span text:style-name="T2">. </text:span>Sanalla voi olla useita vastineita.</text:p>
      <text:p text:style-name="Preformatted_20_Text"><text:span text:style-name="T2"/></text:p>
      <text:p text:style-name="Preformatted_20_Text"><text:span text:style-name="T2">Sanaparit kysellään toistaiseksi käyttöliittymässä. </text:span><text:span text:style-name="T3">Jatkossa lisätään mahdollisuus ladata tiedot tekstitiedostosta.</text:span><text:span text:style-name="T2"> Samaa sanaparia ei tallenneta useampaan kertaan. Jos useilla sanapareilla on sama kysymys, vastauksen muodostavat sanajoukon, esim. </text:span></text:p>
      <text:p text:style-name="Preformatted_20_Text"><text:span text:style-name="T2"><text:tab/>A<text:tab/>B<text:tab/><text:tab/>[syöte1]</text:span></text:p>
      <text:p text:style-name="Preformatted_20_Text"><text:span text:style-name="T1"><text:tab/>A<text:tab/>C <text:s/><text:tab/><text:tab/>[syöte2] </text:span></text:p>
      <text:p text:style-name="Preformatted_20_Text"><text:span text:style-name="T2"><text:tab/>A<text:tab/>B,C<text:tab/><text:tab/>[tulos]</text:span></text:p>
      <text:p text:style-name="Preformatted_20_Text"/>
      <text:p text:style-name="Preformatted_20_Text">Sanaparien opiskelu tapahtuu ”kierroksina”. Kussakin kierroksessa käydään kaikki kysyttävät sanat läp<text:span text:style-name="T2">i - aina </text:span><text:span text:style-name="T1">satunnaisessa</text:span><text:span text:style-name="T2"> järj</text:span>estyksessä. (Yksittäisten sanojen kysymisten määrä tasoittuu ”pitkässä juoksussa”.) Kierroksen alussa kysytään parametri: montako oikeata vastausta tarvitaan, jotta sana voidaan jättää pois kyseltävien joukosta. Esim. jos parametrille annetaan arvo 2, sana jää kyseltävien joukkoon vielä yhden oikean vastauksen jälkeen. Kun toinen oikea vastaus tulee, sanaa ei enää kysellä – <text:span text:style-name="T1">edellyttäen</text:span><text:span text:style-name="T2">, että välillä ei ole tullut väärää vastausta. Väärä vastaus nollaa laskurin ja oikeiden vastausten pisteitä täytyy alkaa kerätä alusta. </text:span></text:p>
      <text:p text:style-name="Preformatted_20_Text"><text:span text:style-name="T2"/></text:p>
      <text:p text:style-name="Preformatted_20_Text"><text:span text:style-name="T2">Väärän vastauksen jälkeen annetaan oikeiden vastausten lista. Väärille vastauksille on sanakohtainen laskuri, joka nollautuu aloitettaessa uusi kierros.</text:span></text:p>
      <text:p text:style-name="Preformatted_20_Text"><text:span text:style-name="T2"/></text:p>
      <text:p text:style-name="Preformatted_20_Text"><text:span text:style-name="T2">Jäljellä olevien kyseltävien sanojen lukumäärä ilmoitetaan jokaisen kyselyn jälkeen. Kierros päättyy, kun kyseltäviä sanoja ei enää ole jäljellä. Kierroksen voi myös keskeyttää milloin tahansa antamalla tyhjä vastaus. Kierroksen päätyttyä käyttäjä voi aloittaa uuden kierroksen tai lopettaa ohjelman käytön.</text:span></text:p>
      <text:p text:style-name="Preformatted_20_Text"/>
      <text:p text:style-name="Preformatted_20_Text">Keskeneräisiä seikka: <text:span text:style-name="T3">kunkin kierroksen lopussa annetaan raportti virheellisten vastausten sanakohtaisesta määrästä.</text:span> Listan järjestys on laskeva eli eniten virheitä aiheuttanut sana on listassa ensimmäisenä.</text:p>
      <text:p text:style-name="Preformatted_20_Text"/>
      <text:p text:style-name="Preformatted_20_Text"/>
      <text:p text:style-name="Preformatted_20_Text"/>
      <text:p text:style-name="Preformatted_20_Text"/>
      <text:p text:style-name="Preformatted_20_Text">*******************************************************************************</text:p>
      <text:p text:style-name="Preformatted_20_Text">********** IDEOITA ALKUPERÄISESSÄ TEHTÄVÄNASETTELUSSA</text:p>
      <text:p text:style-name="Preformatted_20_Text">********** NÄIHIN OTETTAVA VIELÄ KANTAA</text:p>
      <text:p text:style-name="Preformatted_20_Text">*******************************************************************************</text:p>
      <text:p text:style-name="Preformatted_20_Text">Jos intoa ja aikaa riittää, täydennä järjestelmää välineellä, jolla opettaja voi vaivatta laatia sanaparitiedostoja. Opettajalle voisi tarjota myös mahdollisuuden vaikuttaa sanaparien kyselyn logiikkaan: moneenko kertaan kysytään, miten kerrataan, jne. Tuo logiikka on syytä tavalla tai toisella koodaten tallettaa sanaparitiedostoon. </text:p>
      <text:p text:style-name="Preformatted_20_Text">Ja jos intoa ja aikaa riittää vielä tämänkin jälkeen, voit laatia myös ohjelman, jolla järjestetään sanapareihin liittyviä tietokoneavusteisia kokeita. </text:p>
      <text:p text:style-name="Preformatted_20_Text">Alussa voitaisiin antaa kysymysten määrä, esim. 50 kysymystä. </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 PL UKai CN" svg:font-family="'AR PL UKai CN'"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AR PL UKai CN"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2-09-25T13:43:52</dc:date>
    <dc:creator>Heikki Tuomisto</dc:creator>
    <meta:editing-duration>PT14M58S</meta:editing-duration>
    <meta:editing-cycles>5</meta:editing-cycles>
    <meta:document-statistic meta:table-count="0" meta:image-count="0" meta:object-count="0" meta:page-count="1" meta:paragraph-count="19" meta:word-count="315" meta:character-count="2813" meta:non-whitespace-character-count="2810"/>
  </office:meta>
</office:document-meta>
</file>